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4ad8" officeooo:paragraph-rsid="00074ad8" style:font-weight-asian="bold" style:font-weight-complex="bold"/>
    </style:style>
    <style:style style:name="P2" style:family="paragraph" style:parent-style-name="Standard">
      <style:text-properties fo:font-weight="bold" officeooo:rsid="0009ad5f" officeooo:paragraph-rsid="0009ad5f" style:font-weight-asian="bold" style:font-weight-complex="bold"/>
    </style:style>
    <style:style style:name="P3" style:family="paragraph" style:parent-style-name="Standard">
      <style:text-properties fo:font-weight="bold" officeooo:rsid="00208d17" officeooo:paragraph-rsid="0024c35f" style:font-weight-asian="bold" style:font-weight-complex="bold"/>
    </style:style>
    <style:style style:name="P4" style:family="paragraph" style:parent-style-name="Standard">
      <style:text-properties fo:font-weight="bold" officeooo:rsid="0032c802" officeooo:paragraph-rsid="0032c802" style:font-weight-asian="bold" style:font-weight-complex="bold"/>
    </style:style>
    <style:style style:name="P5" style:family="paragraph" style:parent-style-name="Standard">
      <style:text-properties fo:font-weight="bold" officeooo:rsid="002c18e8" officeooo:paragraph-rsid="002c18e8" style:font-weight-asian="bold" style:font-weight-complex="bold"/>
    </style:style>
    <style:style style:name="P6" style:family="paragraph" style:parent-style-name="Standard">
      <style:text-properties fo:font-weight="bold" officeooo:rsid="003d597b" officeooo:paragraph-rsid="003d597b" style:font-weight-asian="bold" style:font-weight-complex="bold"/>
    </style:style>
    <style:style style:name="P7" style:family="paragraph" style:parent-style-name="Standard">
      <style:text-properties fo:font-weight="bold" officeooo:rsid="0009b683" officeooo:paragraph-rsid="00470687" style:font-weight-asian="bold" style:font-weight-complex="bold"/>
    </style:style>
    <style:style style:name="P8" style:family="paragraph" style:parent-style-name="Standard">
      <style:text-properties officeooo:rsid="0008a236" officeooo:paragraph-rsid="00074ad8"/>
    </style:style>
    <style:style style:name="P9" style:family="paragraph" style:parent-style-name="Standard">
      <style:text-properties officeooo:paragraph-rsid="001f4d0a"/>
    </style:style>
    <style:style style:name="P10" style:family="paragraph" style:parent-style-name="Standard">
      <style:text-properties officeooo:rsid="0016c900" officeooo:paragraph-rsid="001f4d0a"/>
    </style:style>
    <style:style style:name="P11" style:family="paragraph" style:parent-style-name="Standard">
      <style:text-properties officeooo:rsid="0029087c" officeooo:paragraph-rsid="0029087c"/>
    </style:style>
    <style:style style:name="P12" style:family="paragraph" style:parent-style-name="Standard">
      <style:text-properties officeooo:rsid="002c18e8" officeooo:paragraph-rsid="002c18e8"/>
    </style:style>
    <style:style style:name="P13" style:family="paragraph" style:parent-style-name="Standard">
      <style:text-properties officeooo:rsid="0032c802" officeooo:paragraph-rsid="0032c802"/>
    </style:style>
    <style:style style:name="P14" style:family="paragraph" style:parent-style-name="Standard">
      <style:text-properties officeooo:rsid="0032c802" officeooo:paragraph-rsid="003bd9e9"/>
    </style:style>
    <style:style style:name="P15" style:family="paragraph" style:parent-style-name="Standard">
      <style:text-properties officeooo:rsid="003bd9e9" officeooo:paragraph-rsid="003bd9e9"/>
    </style:style>
    <style:style style:name="P16" style:family="paragraph" style:parent-style-name="Standard">
      <style:text-properties officeooo:rsid="00422554" officeooo:paragraph-rsid="004176bc"/>
    </style:style>
    <style:style style:name="P17" style:family="paragraph" style:parent-style-name="Standard" style:list-style-name="L1">
      <style:text-properties officeooo:rsid="0016c900" officeooo:paragraph-rsid="00180157"/>
    </style:style>
    <style:style style:name="P18" style:family="paragraph" style:parent-style-name="Standard" style:list-style-name="L2">
      <style:text-properties officeooo:rsid="00193c33" officeooo:paragraph-rsid="00193c33"/>
    </style:style>
    <style:style style:name="P19" style:family="paragraph" style:parent-style-name="Standard" style:list-style-name="L2">
      <style:text-properties officeooo:rsid="00180157" officeooo:paragraph-rsid="00180157"/>
    </style:style>
    <style:style style:name="P20" style:family="paragraph" style:parent-style-name="Standard" style:list-style-name="L2">
      <style:text-properties officeooo:rsid="00180157" officeooo:paragraph-rsid="00208d17"/>
    </style:style>
    <style:style style:name="P21" style:family="paragraph" style:parent-style-name="Standard" style:list-style-name="L2">
      <style:text-properties officeooo:rsid="00180157" officeooo:paragraph-rsid="0026ded0"/>
    </style:style>
    <style:style style:name="P22" style:family="paragraph" style:parent-style-name="Standard" style:list-style-name="L3">
      <style:text-properties officeooo:rsid="00180157" officeooo:paragraph-rsid="002c18e8"/>
    </style:style>
    <style:style style:name="P23" style:family="paragraph" style:parent-style-name="Standard" style:list-style-name="L3">
      <style:text-properties officeooo:rsid="00180157" officeooo:paragraph-rsid="0043388e"/>
    </style:style>
    <style:style style:name="P24" style:family="paragraph" style:parent-style-name="Standard" style:list-style-name="L2">
      <style:text-properties officeooo:rsid="0024c35f" officeooo:paragraph-rsid="0026ded0"/>
    </style:style>
    <style:style style:name="P25" style:family="paragraph" style:parent-style-name="Standard" style:list-style-name="L2">
      <style:text-properties officeooo:rsid="0027e93f" officeooo:paragraph-rsid="0027e93f"/>
    </style:style>
    <style:style style:name="P26" style:family="paragraph" style:parent-style-name="Standard" style:list-style-name="L2">
      <style:text-properties officeooo:rsid="0029087c" officeooo:paragraph-rsid="0029087c"/>
    </style:style>
    <style:style style:name="P27" style:family="paragraph" style:parent-style-name="Standard" style:list-style-name="L4">
      <style:text-properties officeooo:paragraph-rsid="003d597b"/>
    </style:style>
    <style:style style:name="P28" style:family="paragraph" style:parent-style-name="Standard" style:list-style-name="L4">
      <style:text-properties officeooo:paragraph-rsid="003ff7e3"/>
    </style:style>
    <style:style style:name="P29" style:family="paragraph" style:parent-style-name="Standard" style:list-style-name="L4">
      <style:text-properties officeooo:paragraph-rsid="004176bc"/>
    </style:style>
    <style:style style:name="P30" style:family="paragraph" style:parent-style-name="Standard" style:list-style-name="L5">
      <style:text-properties officeooo:paragraph-rsid="00470687"/>
    </style:style>
    <style:style style:name="P31" style:family="paragraph" style:parent-style-name="Standard" style:list-style-name="L5">
      <style:text-properties officeooo:rsid="000cf477" officeooo:paragraph-rsid="00470687"/>
    </style:style>
    <style:style style:name="P32" style:family="paragraph" style:parent-style-name="Standard" style:list-style-name="L5">
      <style:text-properties officeooo:rsid="00422554" officeooo:paragraph-rsid="00470687"/>
    </style:style>
    <style:style style:name="T1" style:family="text">
      <style:text-properties officeooo:rsid="000b9303"/>
    </style:style>
    <style:style style:name="T2" style:family="text">
      <style:text-properties officeooo:rsid="000d1114"/>
    </style:style>
    <style:style style:name="T3" style:family="text">
      <style:text-properties officeooo:rsid="000e3158"/>
    </style:style>
    <style:style style:name="T4" style:family="text">
      <style:text-properties fo:font-weight="bold" officeooo:rsid="000b9303" style:font-weight-asian="bold" style:font-weight-complex="bold"/>
    </style:style>
    <style:style style:name="T5" style:family="text">
      <style:text-properties officeooo:rsid="001e2580"/>
    </style:style>
    <style:style style:name="T6" style:family="text">
      <style:text-properties officeooo:rsid="00208d17"/>
    </style:style>
    <style:style style:name="T7" style:family="text">
      <style:text-properties officeooo:rsid="0021cc4c"/>
    </style:style>
    <style:style style:name="T8" style:family="text">
      <style:text-properties officeooo:rsid="00231ce9"/>
    </style:style>
    <style:style style:name="T9" style:family="text">
      <style:text-properties officeooo:rsid="0026ded0"/>
    </style:style>
    <style:style style:name="T10" style:family="text">
      <style:text-properties officeooo:rsid="002c18e8"/>
    </style:style>
    <style:style style:name="T11" style:family="text">
      <style:text-properties officeooo:rsid="002f305a"/>
    </style:style>
    <style:style style:name="T12" style:family="text">
      <style:text-properties officeooo:rsid="00312752"/>
    </style:style>
    <style:style style:name="T13" style:family="text">
      <style:text-properties officeooo:rsid="00366236"/>
    </style:style>
    <style:style style:name="T14" style:family="text">
      <style:text-properties officeooo:rsid="0038fe9a"/>
    </style:style>
    <style:style style:name="T15" style:family="text">
      <style:text-properties officeooo:rsid="003bd9e9"/>
    </style:style>
    <style:style style:name="T16" style:family="text">
      <style:text-properties officeooo:rsid="003d597b"/>
    </style:style>
    <style:style style:name="T17" style:family="text">
      <style:text-properties officeooo:rsid="003db9ca"/>
    </style:style>
    <style:style style:name="T18" style:family="text">
      <style:text-properties officeooo:rsid="003f65de"/>
    </style:style>
    <style:style style:name="T19" style:family="text">
      <style:text-properties officeooo:rsid="003ff7e3"/>
    </style:style>
    <style:style style:name="T20" style:family="text">
      <style:text-properties officeooo:rsid="0040383a"/>
    </style:style>
    <style:style style:name="T21" style:family="text">
      <style:text-properties officeooo:rsid="004176bc"/>
    </style:style>
    <style:style style:name="T22" style:family="text">
      <style:text-properties officeooo:rsid="00422554"/>
    </style:style>
    <style:style style:name="T23" style:family="text">
      <style:text-properties officeooo:rsid="0043388e"/>
    </style:style>
    <style:style style:name="T24" style:family="text">
      <style:text-properties officeooo:rsid="0044b8ea"/>
    </style:style>
    <style:style style:name="T25" style:family="text">
      <style:text-properties officeooo:rsid="000e8dcf"/>
    </style:style>
    <style:style style:name="T26" style:family="text">
      <style:text-properties officeooo:rsid="001060c5"/>
    </style:style>
    <style:style style:name="T27" style:family="text">
      <style:text-properties officeooo:rsid="0009b683"/>
    </style:style>
    <style:style style:name="T28" style:family="text">
      <style:text-properties officeooo:rsid="000bf464"/>
    </style:style>
    <style:style style:name="T29" style:family="text">
      <style:text-properties officeooo:rsid="000cf477"/>
    </style:style>
    <style:style style:name="T30" style:family="text">
      <style:text-properties officeooo:rsid="00481eff"/>
    </style:style>
    <style:style style:name="T31" style:family="text">
      <style:text-properties officeooo:rsid="00487e6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s</text:p>
      <text:p text:style-name="P8"/>
      <text:p text:style-name="P2">General linear dependency <text:span text:style-name="T6">- ???</text:span></text:p>
      <text:p text:style-name="P9"><text:span text:style-name="T1">The main difference between linear dependence in</text:span><text:span text:style-name="T1"><draw:frame draw:style-name="fr1" draw:name="Object1" text:anchor-type="as-char" svg:y="-0.172in" svg:width="0.2583in" svg:height="0.205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in a </text:span><text:span text:style-name="T4">general vector space</text:span><text:span text:style-name="T1"> is that when the vectors are not n-tuples, the </text:span><text:span text:style-name="T5">associated </text:span><text:span text:style-name="T1">homogen</text:span><text:span text:style-name="T3">e</text:span><text:span text:style-name="T1">ous equation usually cannot be written as a system of n linear equations. </text:span><text:span text:style-name="T2">That is the vect</text:span><text:span text:style-name="T3">o</text:span><text:span text:style-name="T2">rs cannot be made into the columns of a matrix A in order to study the equation Ax = 0.</text:span></text:p>
      <text:p text:style-name="P10"/>
      <text:p text:style-name="P3">Basis</text:p>
      <text:list xml:id="list7408942469001217201" text:style-name="L1">
        <text:list-item>
          <text:p text:style-name="P17">Basis are subsets that span a vector space V as efficiently as possible.</text:p>
        </text:list-item>
      </text:list>
      <text:list xml:id="list5693556145572419325" text:style-name="L2">
        <text:list-item>
          <text:p text:style-name="P18">Two vectors can't span all of <draw:frame draw:style-name="fr1" draw:name="Object7" text:anchor-type="as-char" svg:y="-0.172in" svg:width="0.2575in" svg:height="0.2055in" draw:z-index="5"><draw:object xlink:href="./Object 7" xlink:type="simple" xlink:show="embed" xlink:actuate="onLoad"/><draw:image xlink:href="./ObjectReplacements/Object 7" xlink:type="simple" xlink:show="embed" xlink:actuate="onLoad"/></draw:frame>, even if they are <text:span text:style-name="T13">all linearly </text:span>independent. Four vectors can't be independent, even if they span <draw:frame draw:style-name="fr1" draw:name="Object8" text:anchor-type="as-char" svg:y="-0.172in" svg:width="0.2575in" svg:height="0.2055in" draw:z-index="6"><draw:object xlink:href="./Object 8" xlink:type="simple" xlink:show="embed" xlink:actuate="onLoad"/><draw:image xlink:href="./ObjectReplacements/Object 8" xlink:type="simple" xlink:show="embed" xlink:actuate="onLoad"/></draw:frame>. We want enough independent vectors to span the space (and not more). A "basis" is just right.</text:p>
        </text:list-item>
        <text:list-item>
          <text:p text:style-name="P19">A basis of a vector space is <text:span text:style-name="T14">thus </text:span>a linearly independent set that spans V.</text:p>
        </text:list-item>
        <text:list-item>
          <text:p text:style-name="P20"><text:span text:style-name="T8">The</text:span><text:span text:style-name="T6"> </text:span><text:span text:style-name="T7">columns of an </text:span><text:span text:style-name="T6">invertible matrix</text:span><text:span text:style-name="T6"><draw:frame draw:style-name="fr1" draw:name="Object2" text:anchor-type="as-char" svg:y="-0.1484in" svg:width="0.3937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forms the basis for</text:span><text:span text:style-name="T7"><draw:frame draw:style-name="fr1" draw:name="Object3" text:anchor-type="as-char" svg:y="-0.172in" svg:width="0.2583in" svg:height="0.205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<text:list>
            <text:list-header>
              <text:p text:style-name="P24"><draw:frame draw:style-name="fr1" draw:name="Object4" text:anchor-type="as-char" svg:y="-0.4929in" svg:width="4.1953in" svg:height="0.9126in" draw:z-index="7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</text:list-item>
        <text:list-item>
          <text:p text:style-name="P21"><text:span text:style-name="T9">The columns of</text:span><text:span text:style-name="T9"><draw:frame draw:style-name="fr1" draw:name="Object6" text:anchor-type="as-char" svg:y="-0.1484in" svg:width="0.2102in" svg:height="0.2091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9">form what is called the standard basis for</text:span><text:span text:style-name="T9"><draw:frame draw:style-name="fr1" draw:name="Object5" text:anchor-type="as-char" svg:y="-0.172in" svg:width="0.2583in" svg:height="0.205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.</text:span></text:p>
        </text:list-item>
        <text:list-item>
          <text:p text:style-name="P25">Given a set of vectors and a vector space how do you determine if the set of vectors form a basis for the mentioned vector space?</text:p>
          <text:list>
            <text:list-item>
              <text:p text:style-name="P26">The answer is easy if the given vector space is similar to a setR^n.</text:p>
            </text:list-item>
          </text:list>
        </text:list-item>
      </text:list>
      <text:p text:style-name="P11"/>
      <text:p text:style-name="P5">Spanning set theorem</text:p>
      <text:list xml:id="list1713756877507276553" text:style-name="L3">
        <text:list-item>
          <text:p text:style-name="P22"><text:span text:style-name="T10">As the basis </text:span><text:span text:style-name="T11">of a vector space,V, </text:span><text:span text:style-name="T10">is an efficient spanning set, a basis </text:span><text:span text:style-name="T11">c</text:span><text:span text:style-name="T10">an be constructed from a</text:span><text:span text:style-name="T11">ny</text:span><text:span text:style-name="T10"> spanning set </text:span><text:span text:style-name="T11">of V </text:span><text:span text:style-name="T10">by discarding unneeded vectors. </text:span><text:span text:style-name="T12">These unneeded vectors are basically <text:s/>the ones which are not linearly independent of others.</text:span></text:p>
        </text:list-item>
        <text:list-item>
          <text:p text:style-name="P22"><text:span text:style-name="T10">So from a spanning set perspective, the basis i</text:span><text:span text:style-name="T12">s</text:span><text:span text:style-name="T10"> a minimal set of vectors </text:span><text:span text:style-name="T11">which can span an entire vector space</text:span><text:span text:style-name="T10">. </text:span><text:span text:style-name="T12">Obviously all these vectors are linearly independent of the others.</text:span></text:p>
        </text:list-item>
        <text:list-item>
          <text:p text:style-name="P23"><text:span text:style-name="T23">From the perspective of </text:span><text:span text:style-name="T24">linear independency the spanning set if the maximal independent.</text:span></text:p>
        </text:list-item>
      </text:list>
      <text:p text:style-name="P12"/>
      <text:p text:style-name="P4"><text:bookmark text:name="Basis of Nul A"/>Bas<text:span text:style-name="T16">i</text:span>s for Nul A</text:p>
      <text:p text:style-name="P14"><text:span text:style-name="T15">Solving for Ax = 0 helps produce a linearly independent set whenever Null A contains nonzero vectors as show </text:span><text:a xlink:type="simple" xlink:href="../Null%20Space.odt#Basis%20for%20null%20space"><text:span text:style-name="T15">here</text:span></text:a><text:span text:style-name="T15">.</text:span></text:p>
      <text:p text:style-name="P15"/>
      <text:p text:style-name="P6"><text:bookmark text:name="Basis of Col A"/>Basis for Col A</text:p>
      <text:list xml:id="list2151267098534877705" text:style-name="L4">
        <text:list-item>
          <text:p text:style-name="P27"><text:span text:style-name="T16">The basis for </text:span><text:span text:style-name="T17">Col A is simply the linearly independent column vectors of A, since by definition, </text:span><text:span text:style-name="T18">Ax = b implies th</text:span><text:span text:style-name="T22">e</text:span><text:span text:style-name="T18"> </text:span><text:span text:style-name="T17">the linear </text:span><text:span text:style-name="T18">combination of the column vectors with </text:span><text:span text:style-name="T31">weights</text:span><text:span text:style-name="T18"> from x for b.</text:span></text:p>
        </text:list-item>
        <text:list-item>
          <text:p text:style-name="P28"><text:span text:style-name="T19">Thus Col A = </text:span><text:span text:style-name="T20">set of all pivot columns of A</text:span></text:p>
        </text:list-item>
        <text:list-item>
          <text:p text:style-name="P29"><text:span text:style-name="T21">Warning : Only the pivot columns of A itself form the basis of Col A. </text:span><text:span text:style-name="T22">To identify this A needs to be row reduces to its echelon form B. But row operations can change the column space of a matrix. The columns of an echelon form B of A are often not in the column space of A.</text:span></text:p>
        </text:list-item>
      </text:list>
      <text:p text:style-name="P16"/>
      <text:p text:style-name="P7"><text:bookmark text:name="Basis of Row A"/>Basis of a row <text:span text:style-name="T30">A</text:span></text:p>
      <text:list xml:id="list1132252646590681956" text:style-name="L5">
        <text:list-item>
          <text:p text:style-name="P30"><text:span text:style-name="T27">Consider </text:span><text:span text:style-name="T28">a matrix </text:span><text:span text:style-name="T28"><draw:frame draw:style-name="fr1" draw:name="Object9" text:anchor-type="as-char" svg:y="-0.1484in" svg:width="0.4161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p text:style-name="P31">If two matrices A and B are row equivalent, then their row spaces are the same. If B is in echelon form, the nonzero rows of B form a basis for the row space of B as well as that for <text:soft-page-break/>A.</text:p>
        </text:list-item>
        <text:list-item>
          <text:p text:style-name="P30"><text:span text:style-name="T29">So given a matrix A, row reduce it to its echelon form, </text:span><text:span text:style-name="T25">B,</text:span><text:span text:style-name="T29"> </text:span><text:span text:style-name="T25">and form the basis using the nonzero rows B.</text:span></text:p>
        </text:list-item>
        <text:list-item>
          <text:p text:style-name="P32"><text:span text:style-name="T25">Note that B itself does not give any information about the linear dependence relation</text:span><text:span text:style-name="T26">s between the rows of A as row reduction changes the row-dependence relation. It is thus wrong to conclude about the linear dependency relations between rows of A by looking at rows of B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8:42:56</meta:creation-date>
    <dc:title>T1</dc:title>
    <meta:editing-duration>PT20H25M53S</meta:editing-duration>
    <meta:editing-cycles>22</meta:editing-cycles>
    <meta:generator>LibreOffice/4.0.2.2$Linux_x86 LibreOffice_project/400m0$Build-2</meta:generator>
    <meta:initial-creator>Kempa </meta:initial-creator>
    <dc:date>2013-09-20T07:01:28</dc:date>
    <dc:creator>Kempa </dc:creator>
    <meta:document-statistic meta:table-count="0" meta:image-count="0" meta:object-count="9" meta:page-count="2" meta:paragraph-count="27" meta:word-count="550" meta:character-count="2828" meta:non-whitespace-character-count="2320"/>
    <meta:template xlink:type="simple" xlink:actuate="onRequest" xlink:title="T1" xlink:href="../../../../.config/libreoffice/4/user/template/T1.ott" meta:date="2013-08-12T18:42:54"/>
  </office:meta>
</office:document-meta>
</file>

<file path=Object 1/content.xml><?xml version="1.0" encoding="utf-8"?>
<math xmlns="http://www.w3.org/1998/Math/MathML">
  <semantics>
    <mrow>
      <msup>
        <mo stretchy="false">ℝ</mo>
        <mi>n</mi>
      </msup>
    </mrow>
    <annotation encoding="StarMath 5.0">setR^n</annotation>
  </semantics>
</math>
</file>

<file path=Object 2/content.xml><?xml version="1.0" encoding="utf-8"?>
<math xmlns="http://www.w3.org/1998/Math/MathML">
  <semantics>
    <mrow>
      <msub>
        <mi>A</mi>
        <mrow>
          <mrow>
            <mi>n</mi>
            <mo stretchy="false">×</mo>
            <mi>n</mi>
          </mrow>
        </mrow>
      </msub>
    </mrow>
    <annotation encoding="StarMath 5.0"> A_{n times n} </annotation>
  </semantics>
</math>
</file>

<file path=Object 3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4/content.xml><?xml version="1.0" encoding="utf-8"?>
<math xmlns="http://www.w3.org/1998/Math/MathML">
  <semantics>
    <mrow>
      <mo stretchy="false">∀</mo>
      <mrow>
        <mstyle mathvariant="bold">
          <mrow>
            <mi>b</mi>
          </mrow>
        </mstyle>
        <mo stretchy="false">∈</mo>
        <msup>
          <mo stretchy="false">ℝ</mo>
          <mi>n</mi>
        </msup>
      </mrow>
      <mi>,</mi>
      <mi/>
      <mo stretchy="false">∃</mo>
      <mrow>
        <mrow>
          <mstyle mathvariant="bold">
            <mrow>
              <mi>x</mi>
            </mrow>
          </mstyle>
          <mo stretchy="false">=</mo>
          <mfenced open="[" close="]">
            <mrow>
              <mtable>
                <mtr>
                  <mtd>
                    <mrow>
                      <msub>
                        <mi>x</mi>
                        <mn>1</mn>
                      </msub>
                    </mrow>
                  </mtd>
                </mtr>
                <mtr>
                  <mtd>
                    <mrow>
                      <msub>
                        <mi>x</mi>
                        <mn>2</mn>
                      </msub>
                    </mrow>
                  </mtd>
                </mtr>
                <mtr>
                  <mtd>
                    <mrow>
                      <mo stretchy="false">⋮</mo>
                    </mrow>
                  </mtd>
                </mtr>
                <mtr>
                  <mtd>
                    <mrow>
                      <msub>
                        <mi>x</mi>
                        <mi>n</mi>
                      </msub>
                    </mrow>
                  </mtd>
                </mtr>
              </mtable>
            </mrow>
          </mfenced>
        </mrow>
        <mo stretchy="false">=</mo>
        <msup>
          <mi>A</mi>
          <mrow>
            <mrow>
              <mo stretchy="false">−</mo>
              <mn>1</mn>
            </mrow>
          </mrow>
        </msup>
      </mrow>
      <mstyle mathvariant="bold">
        <mrow>
          <mi>b</mi>
        </mrow>
      </mstyle>
      <mi mathvariant="italic">such</mi>
      <mi mathvariant="italic">that</mi>
      <msub>
        <mi>x</mi>
        <mn>1</mn>
      </msub>
      <mrow>
        <mstyle mathvariant="bold">
          <mrow>
            <msub>
              <mi>a</mi>
              <mn>1</mn>
            </msub>
          </mrow>
        </mstyle>
        <mo stretchy="false">+</mo>
        <msub>
          <mi>x</mi>
          <mn>2</mn>
        </msub>
      </mrow>
      <mrow>
        <mrow>
          <mstyle mathvariant="bold">
            <mrow>
              <msub>
                <mi>a</mi>
                <mn>2</mn>
              </msub>
            </mrow>
          </mstyle>
          <mo stretchy="false">+</mo>
          <mi>…</mi>
        </mrow>
        <mo stretchy="false">+</mo>
        <msub>
          <mi>x</mi>
          <mi>n</mi>
        </msub>
      </mrow>
      <mrow>
        <mstyle mathvariant="bold">
          <mrow>
            <msub>
              <mi>a</mi>
              <mi>n</mi>
            </msub>
          </mrow>
        </mstyle>
        <mo stretchy="false">=</mo>
        <mi>b</mi>
      </mrow>
    </mrow>
    <annotation encoding="StarMath 5.0">forall bold b in setR^n, ~ exists bold x = left [ matrix {  x_1 ## x_2 ## dotsvert ## x_n} right ]= A^{-1}bold b such that x_1 bold a_1 + x_2 bold a_2 + … + x_n bold a_n = b</annotation>
  </semantics>
</math>
</file>

<file path=Object 5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6/content.xml><?xml version="1.0" encoding="utf-8"?>
<math xmlns="http://www.w3.org/1998/Math/MathML">
  <semantics>
    <mrow>
      <msub>
        <mi>I</mi>
        <mi>n</mi>
      </msub>
    </mrow>
    <annotation encoding="StarMath 5.0"> I_n </annotation>
  </semantics>
</math>
</file>

<file path=Object 7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8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9/content.xml><?xml version="1.0" encoding="utf-8"?>
<math xmlns="http://www.w3.org/1998/Math/MathML">
  <semantics>
    <mrow>
      <msub>
        <mi>A</mi>
        <mrow>
          <mrow>
            <mi>m</mi>
            <mo stretchy="false">×</mo>
            <mi>n</mi>
          </mrow>
        </mrow>
      </msub>
    </mrow>
    <annotation encoding="StarMath 5.0"> A_{m times n} </annotation>
  </semantics>
</math>
</file>